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55cm"/>
    </style:style>
    <style:style style:name="co3" style:family="table-column">
      <style:table-column-properties fo:break-before="auto" style:column-width="4.944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dpi </text:p>
          </table:table-cell>
          <table:table-cell office:value-type="string">
            <text:p>dpi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.B3]/2.54*[.C2]" office:value-type="float" office:value="36.2204724409449">
            <text:p>36.22</text:p>
          </table:table-cell>
          <table:table-cell table:formula="oooc:=[.B3]/2.75*[.D2]" office:value-type="float" office:value="26.1818181818182">
            <text:p>26.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B4]/2.54*[.C3]" office:value-type="float" office:value="28.5200570401141">
            <text:p>28.52</text:p>
          </table:table-cell>
          <table:table-cell table:formula="oooc:=[.B4]/2.75*[.D3]" office:value-type="float" office:value="19.0413223140496">
            <text:p>19.0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B5]/2.54*[.C4]" office:value-type="float" office:value="33.6851067402922">
            <text:p>33.69</text:p>
          </table:table-cell>
          <table:table-cell table:formula="oooc:=[.B5]/2.75*[.D4]" office:value-type="float" office:value="20.7723516153268">
            <text:p>20.7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B6]/2.54*[.C5]" office:value-type="float" office:value="53.0474121894366">
            <text:p>53.05</text:p>
          </table:table-cell>
          <table:table-cell table:formula="oooc:=[.B6]/2.75*[.D5]" office:value-type="float" office:value="30.2143296222936">
            <text:p>30.2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B7]/2.54*[.C6]" office:value-type="float" office:value="104.424039742985">
            <text:p>104.42</text:p>
          </table:table-cell>
          <table:table-cell table:formula="oooc:=[.B7]/2.75*[.D6]" office:value-type="float" office:value="54.9351447678065">
            <text:p>54.9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B8]/2.54*[.C7]" office:value-type="float" office:value="246.6709600228">
            <text:p>246.67</text:p>
          </table:table-cell>
          <table:table-cell table:formula="oooc:=[.B8]/2.75*[.D7]" office:value-type="float" office:value="119.858497675214">
            <text:p>119.8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B9]/2.54*[.C8]" office:value-type="float" office:value="679.801858330551">
            <text:p>679.8</text:p>
          </table:table-cell>
          <table:table-cell table:formula="oooc:=[.B9]/2.75*[.D8]" office:value-type="float" office:value="305.094357718727">
            <text:p>305.0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B10]/2.54*[.C9]" office:value-type="float" office:value="2141.10821521433">
            <text:p>2141.11</text:p>
          </table:table-cell>
          <table:table-cell table:formula="oooc:=[.B10]/2.75*[.D9]" office:value-type="float" office:value="887.547222454478">
            <text:p>887.5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B11]/2.54*[.C10]" office:value-type="float" office:value="7586.60391217677">
            <text:p>7586.6</text:p>
          </table:table-cell>
          <table:table-cell table:formula="oooc:=[.B11]/2.75*[.D10]" office:value-type="float" office:value="2904.70000076011">
            <text:p>2904.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B12]/2.54*[.C11]" office:value-type="float" office:value="29868.5193392786">
            <text:p>29868.52</text:p>
          </table:table-cell>
          <table:table-cell table:formula="oooc:=[.B12]/2.75*[.D11]" office:value-type="float" office:value="10562.5454573095">
            <text:p>10562.5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B13]/2.54*[.C12]" office:value-type="float" office:value="129351.855406325">
            <text:p>129351.86</text:p>
          </table:table-cell>
          <table:table-cell table:formula="oooc:=[.B13]/2.75*[.D12]" office:value-type="float" office:value="42250.181829238">
            <text:p>42250.1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B14]/2.54*[.C13]" office:value-type="float" office:value="611111.127903897">
            <text:p>611111.13</text:p>
          </table:table-cell>
          <table:table-cell table:formula="oooc:=[.B14]/2.75*[.D13]" office:value-type="float" office:value="184364.429800311">
            <text:p>184364.4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B15]/2.54*[.C14]" office:value-type="float" office:value="3127734.11919317">
            <text:p>3127734.12</text:p>
          </table:table-cell>
          <table:table-cell table:formula="oooc:=[.B15]/2.75*[.D14]" office:value-type="float" office:value="871540.940874198">
            <text:p>871540.9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B16]/2.54*[.C15]" office:value-type="float" office:value="17239479.3971277">
            <text:p>17239479.4</text:p>
          </table:table-cell>
          <table:table-cell table:formula="oooc:=[.B16]/2.75*[.D15]" office:value-type="float" office:value="4436935.69899592">
            <text:p>4436935.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B17]/2.54*[.C16]" office:value-type="float" office:value="101807949.195636">
            <text:p>101807949.2</text:p>
          </table:table-cell>
          <table:table-cell table:formula="oooc:=[.B17]/2.75*[.D16]" office:value-type="float" office:value="24201467.4490686">
            <text:p>24201467.4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B18]/2.54*[.C17]" office:value-type="float" office:value="641309916.192984">
            <text:p>641309916.19</text:p>
          </table:table-cell>
          <table:table-cell table:formula="oooc:=[.B18]/2.75*[.D17]" office:value-type="float" office:value="140808537.88549">
            <text:p>140808537.8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B19]/2.54*[.C18]" office:value-type="float" office:value="4292231722.55146">
            <text:p>4292231722.55</text:p>
          </table:table-cell>
          <table:table-cell table:formula="oooc:=[.B19]/2.75*[.D18]" office:value-type="float" office:value="870452779.655758">
            <text:p>870452779.6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B20]/2.54*[.C19]" office:value-type="float" office:value="30417390159.8135">
            <text:p>30417390159.81</text:p>
          </table:table-cell>
          <table:table-cell table:formula="oooc:=[.B20]/2.75*[.D19]" office:value-type="float" office:value="5697509103.20132">
            <text:p>5697509103.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B21]/2.54*[.C20]" office:value-type="float" office:value="227531658675.77">
            <text:p>227531658675.77</text:p>
          </table:table-cell>
          <table:table-cell table:formula="oooc:=[.B21]/2.75*[.D20]" office:value-type="float" office:value="39364608349.391">
            <text:p>39364608349.3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B22]/2.54*[.C21]" office:value-type="float" office:value="1791587863588.74">
            <text:p>1791587863588.74</text:p>
          </table:table-cell>
          <table:table-cell table:formula="oooc:=[.B22]/2.75*[.D21]" office:value-type="float" office:value="286288060722.843">
            <text:p>286288060722.8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B23]/2.54*[.C22]" office:value-type="float" office:value="14812340604473.9">
            <text:p>14812340604473.9</text:p>
          </table:table-cell>
          <table:table-cell table:formula="oooc:=[.B23]/2.75*[.D22]" office:value-type="float" office:value="2186199736428.99">
            <text:p>2186199736428.99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B24]/2.54*[.C23]" office:value-type="float" office:value="128295863503317">
            <text:p>128295863503317</text:p>
          </table:table-cell>
          <table:table-cell table:formula="oooc:=[.B24]/2.75*[.D23]" office:value-type="float" office:value="17489597891431.9">
            <text:p>17489597891431.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6">26.04.2008</text:date>, <text:time>00:19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4-26T00:13:21</meta:creation-date>
    <dc:date>2008-04-26T00:19:34</dc:date>
    <meta:editing-cycles>2</meta:editing-cycles>
    <meta:editing-duration>PT6M18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